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8">
      <style:text-properties officeooo:rsid="00122823" officeooo:paragraph-rsid="00122823"/>
    </style:style>
    <style:style style:name="P2" style:family="paragraph" style:parent-style-name="Text_20_body" style:list-style-name="L5"/>
    <style:style style:name="P3" style:family="paragraph" style:parent-style-name="Text_20_body" style:list-style-name="L5">
      <style:text-properties officeooo:paragraph-rsid="00161418"/>
    </style:style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6">
      <style:text-properties officeooo:rsid="00187f9b" officeooo:paragraph-rsid="00187f9b"/>
    </style:style>
    <style:style style:name="P7" style:family="paragraph" style:parent-style-name="Text_20_body" style:list-style-name="L6">
      <style:text-properties officeooo:rsid="0019de0f" officeooo:paragraph-rsid="0019de0f"/>
    </style:style>
    <style:style style:name="P8" style:family="paragraph" style:parent-style-name="Text_20_body" style:list-style-name="L6">
      <style:text-properties officeooo:rsid="001b060f" officeooo:paragraph-rsid="001b060f"/>
    </style:style>
    <style:style style:name="P9" style:family="paragraph" style:parent-style-name="Text_20_body" style:list-style-name="L6">
      <style:text-properties fo:font-weight="normal" officeooo:rsid="001b060f" officeooo:paragraph-rsid="001b060f" style:font-weight-asian="normal" style:font-weight-complex="normal"/>
    </style:style>
    <style:style style:name="T1" style:family="text">
      <style:text-properties officeooo:rsid="00122823"/>
    </style:style>
    <style:style style:name="T2" style:family="text">
      <style:text-properties officeooo:rsid="001280e9"/>
    </style:style>
    <style:style style:name="T3" style:family="text">
      <style:text-properties officeooo:rsid="00146356"/>
    </style:style>
    <style:style style:name="T4" style:family="text">
      <style:text-properties officeooo:rsid="00161418"/>
    </style:style>
    <style:style style:name="T5" style:family="text">
      <style:text-properties fo:font-style="italic" officeooo:rsid="00161418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1418" style:font-weight-asian="bold" style:font-weight-complex="bold"/>
    </style:style>
    <style:style style:name="T8" style:family="text">
      <style:text-properties officeooo:rsid="00183bc7"/>
    </style:style>
    <style:style style:name="T9" style:family="text">
      <style:text-properties officeooo:rsid="001b06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lay variable design on MATLAB and Ltspice</text:h>
      <text:p text:style-name="Text_20_body">Software to run:</text:p>
      <text:list xml:id="list1343768563" text:style-name="L5">
        <text:list-item>
          <text:p text:style-name="P3"><text:a xlink:type="simple" xlink:href="https://au.mathworks.com/downloads/web_downloads/" text:style-name="Internet_20_link" text:visited-style-name="Visited_20_Internet_20_Link">MATLAB</text:a> 2017b or later. <text:span text:style-name="T4">Run </text:span><text:span text:style-name="T7">variable_delay.slx</text:span><text:span text:style-name="T4"> file then run </text:span><text:span text:style-name="T7">plot.m</text:span><text:span text:style-name="T4"> file to plot the output figure</text:span></text:p>
        </text:list-item>
        <text:list-item>
          <text:p text:style-name="P2"><text:a xlink:type="simple" xlink:href="https://www.analog.com/en/design-center/design-tools-and-calculators/ltspice-simulator.html" text:style-name="Internet_20_link" text:visited-style-name="Visited_20_Internet_20_Link">Ltspice</text:a>: <text:span text:style-name="T4">open </text:span><text:span text:style-name="T5">*.asc</text:span><text:span text:style-name="T4"> files</text:span></text:p>
        </text:list-item>
      </text:list>
      <text:h text:style-name="Heading_20_2" text:outline-level="2"><text:span text:style-name="T4">DC </text:span>Motor controller</text:h>
      <text:p text:style-name="Text_20_body">Mode<text:span text:style-name="T1">l files includes</text:span></text:p>
      <text:list xml:id="list3656369309" text:style-name="L6">
        <text:list-item>
          <text:p text:style-name="P4"><text:span text:style-name="T2">MATLAB</text:span> script</text:p>
        </text:list-item>
        <text:list-item>
          <text:p text:style-name="P4">Simulink file to model the motor <text:span text:style-name="T8">controller</text:span></text:p>
        </text:list-item>
        <text:list-item>
          <text:p text:style-name="P6">Step to run:</text:p>
          <text:list>
            <text:list-item>
              <text:p text:style-name="P7">Install library in lib folder. Instruction can be found <text:a xlink:type="simple" xlink:href="https://au.mathworks.com/help/simulink/ug/adding-libraries-to-the-library-browser.html" text:style-name="Internet_20_link" text:visited-style-name="Visited_20_Internet_20_Link">here</text:a></text:p>
            </text:list-item>
            <text:list-item>
              <text:p text:style-name="P7"><text:span text:style-name="T9">Run the script </text:span><text:span text:style-name="T6">motor_PI_Controller.m</text:span></text:p>
            </text:list-item>
            <text:list-item>
              <text:p text:style-name="P8">Run Simulink file <text:span text:style-name="T6">Motor_Model_full.slx</text:span></text:p>
            </text:list-item>
            <text:list-item>
              <text:p text:style-name="P9">Plot output response by run “<text:span text:style-name="T6">Plot_output_response.m</text:span>”. This script can be modify to choose task jitter pattern to display</text:p>
            </text:list-item>
          </text:list>
        </text:list-item>
      </text:list>
      <text:p text:style-name="Text_20_body">Hardware <text:span text:style-name="T1">implementation</text:span></text:p>
      <text:list xml:id="list351467505" text:style-name="L7">
        <text:list-item>
          <text:p text:style-name="P5">Read the instruction part at the beginning of the file <text:span text:style-name="T6">OUSB_motor_PI_controller.c</text:span></text:p>
        </text:list-item>
        <text:list-item>
          <text:p text:style-name="P5"><text:a xlink:type="simple" xlink:href="https://pjradcliffe.wordpress.com/open-usb-io/resources/" text:style-name="Internet_20_link" text:visited-style-name="Visited_20_Internet_20_Link">OUSB Board document</text:a></text:p>
        </text:list-item>
        <text:list-item>
          <text:p text:style-name="P5"><text:a xlink:type="simple" xlink:href="https://www.futurlec.com/Mini_DC_Motor.shtml" text:style-name="Internet_20_link" text:visited-style-name="Visited_20_Internet_20_Link">Motor hardware</text:a></text:p>
        </text:list-item>
      </text:list>
      <text:h text:style-name="Heading_20_2" text:outline-level="2">Arduino code <text:span text:style-name="T3">for task jitter measurement</text:span></text:h>
      <text:p text:style-name="Text_20_body">Software need to install:</text:p>
      <text:list xml:id="list3527580259" text:style-name="L8">
        <text:list-item>
          <text:p text:style-name="P1"><text:a xlink:type="simple" xlink:href="https://www.arduino.cc/en/main/software" text:style-name="Internet_20_link" text:visited-style-name="Visited_20_Internet_20_Link">Arduino IDE</text:a></text:p>
        </text:list-item>
        <text:list-item>
          <text:p text:style-name="P1"/>
        </text:list-item>
      </text:list>
      <text:p text:style-name="Text_20_body">File code for accuracy verification </text:p>
      <text:p text:style-name="Text_20_body">File code for measure task jitter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3" meta:word-count="139" meta:character-count="838" meta:non-whitespace-character-count="734"/>
  </office:meta>
</office:document-meta>
</file>